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transparent"/>
    </style:style>
    <style:style style:name="P2" style:family="paragraph" style:parent-style-name="Standard">
      <style:paragraph-properties style:line-height-at-least="0.503cm"/>
      <style:text-properties fo:background-color="transparent"/>
    </style:style>
    <style:style style:name="P3" style:family="paragraph" style:parent-style-name="Standard">
      <style:paragraph-properties fo:margin-top="0cm" fo:margin-bottom="0.499cm" loext:contextual-spacing="false" style:line-height-at-least="0.503cm"/>
      <style:text-properties fo:background-color="transparent"/>
    </style:style>
    <style:style style:name="T1" style:family="text">
      <style:text-properties fo:color="#569cd6"/>
    </style:style>
    <style:style style:name="T2" style:family="text">
      <style:text-properties fo:color="#ce9178"/>
    </style:style>
    <style:style style:name="T3" style:family="text">
      <style:text-properties fo:color="#b5cea8"/>
    </style:style>
    <style:style style:name="T4" style:family="text">
      <style:text-properties fo:color="#dcdca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ROP</text:span> <text:span text:style-name="T1">DATABASE</text:span> <text:span text:style-name="T1">IF</text:span> <text:span text:style-name="T1">EXISTS</text:span> papyrus;</text:p>
      <text:p text:style-name="P2"/>
      <text:p text:style-name="P1"><text:span text:style-name="T1">CREATE</text:span> <text:span text:style-name="T1">DATABASE</text:span> papyrus;</text:p>
      <text:p text:style-name="P2"/>
      <text:p text:style-name="P1"><text:span text:style-name="T1">USE</text:span> papyrus;</text:p>
      <text:p text:style-name="P2"/>
      <text:p text:style-name="P1"><text:span text:style-name="T1">CREATE</text:span> <text:span text:style-name="T1">TABLE</text:span> <text:span text:style-name="T2">`fournis`</text:span> (</text:p>
      <text:p text:style-name="P1"><text:span text:style-name="T2">`numfou`</text:span> <text:span text:style-name="T1">INT</text:span> <text:span text:style-name="T1">NOT</text:span> <text:span text:style-name="T1">NULL</text:span>,</text:p>
      <text:p text:style-name="P1"><text:span text:style-name="T2">`nomfou`</text:span> <text:span text:style-name="T1">VARCHAR</text:span>(<text:span text:style-name="T3">25</text:span>),</text:p>
      <text:p text:style-name="P1"><text:span text:style-name="T2">`ruefou`</text:span> <text:span text:style-name="T1">VARCHAR</text:span>(<text:span text:style-name="T3">50</text:span>),</text:p>
      <text:p text:style-name="P1"><text:span text:style-name="T2">`posfou`</text:span> <text:span text:style-name="T1">CHAR</text:span>(<text:span text:style-name="T3">5</text:span>),</text:p>
      <text:p text:style-name="P1"><text:span text:style-name="T2">`vilfou`</text:span> <text:span text:style-name="T1">VARCHAR</text:span>(<text:span text:style-name="T3">30</text:span>),</text:p>
      <text:p text:style-name="P1"><text:span text:style-name="T2">`confou`</text:span> <text:span text:style-name="T1">VARCHAR</text:span>(<text:span text:style-name="T3">15</text:span>),</text:p>
      <text:p text:style-name="P1"><text:span text:style-name="T2">`satisf`</text:span> <text:span text:style-name="T1">INT</text:span>,</text:p>
      <text:p text:style-name="P1"><text:span text:style-name="T1">PRIMARY</text:span> <text:span text:style-name="T1">KEY</text:span> (<text:span text:style-name="T2">`numfou`</text:span>)</text:p>
      <text:p text:style-name="P1">);</text:p>
      <text:p text:style-name="P2"/>
      <text:p text:style-name="P1"><text:span text:style-name="T1">INSERT</text:span> <text:span text:style-name="T1">INTO</text:span> <text:span text:style-name="T2">`fournis`</text:span> (<text:span text:style-name="T2">`numfou`</text:span>, <text:span text:style-name="T2">`nomfou`</text:span>, <text:span text:style-name="T2">`ruefou`</text:span>, <text:span text:style-name="T2">`posfou`</text:span>, <text:span text:style-name="T2">`vilfou`</text:span>, <text:span text:style-name="T2">`confou`</text:span>, <text:span text:style-name="T2">`satisf`</text:span>) <text:span text:style-name="T1">VALUES</text:span></text:p>
      <text:p text:style-name="P2"/>
      <text:p text:style-name="P1">(<text:span text:style-name="T3">00120</text:span>, <text:span text:style-name="T2">'GROBRIGAN'</text:span>,<text:span text:style-name="T2">'20 rue du papier'</text:span>,<text:span text:style-name="T2">'92200'</text:span>,<text:span text:style-name="T2">'Papercity'</text:span>,<text:span text:style-name="T2">'Georges'</text:span>,<text:span text:style-name="T3">08</text:span>),</text:p>
      <text:p text:style-name="P1">(<text:span text:style-name="T3">00540</text:span>, <text:span text:style-name="T2">'ECLIPSE'</text:span>, <text:span text:style-name="T2">'53, rue laisse flotter les rubans'</text:span>, <text:span text:style-name="T2">'78250'</text:span>, <text:span text:style-name="T2">'Bugbugville'</text:span>, <text:span text:style-name="T2">'Nestor'</text:span>, <text:span text:style-name="T3">07</text:span>),</text:p>
      <text:p text:style-name="P1">(<text:span text:style-name="T3">08700</text:span>, <text:span text:style-name="T2">'MEDICIS'</text:span>, <text:span text:style-name="T2">'120 rue des plantes'</text:span>, <text:span text:style-name="T2">'75014'</text:span>, <text:span text:style-name="T2">'Paris'</text:span>, <text:span text:style-name="T2">'Lison'</text:span>, <text:span text:style-name="T3">0</text:span>),</text:p>
      <text:p text:style-name="P1">(<text:span text:style-name="T3">09120</text:span>, <text:span text:style-name="T2">'DISCOBOL'</text:span>, <text:span text:style-name="T2">'11 rue des sports'</text:span>, <text:span text:style-name="T2">'85100'</text:span>, <text:span text:style-name="T2">'La Roche sur Yon'</text:span>, <text:span text:style-name="T2">'Hercule'</text:span>, <text:span text:style-name="T3">08</text:span>),</text:p>
      <text:p text:style-name="P1">(<text:span text:style-name="T3">09150</text:span>, <text:span text:style-name="T2">'DEPANPAP'</text:span>, <text:span text:style-name="T2">'26, avenue des locomotives'</text:span>, <text:span text:style-name="T2">'59987'</text:span>, <text:span text:style-name="T2">'Coroncountry'</text:span>, <text:span text:style-name="T2">'Pollux'</text:span>, <text:span text:style-name="T3">05</text:span>),</text:p>
      <text:p text:style-name="P1">(<text:span text:style-name="T3">09180</text:span>, <text:span text:style-name="T2">'HURRYTAPE'</text:span>, <text:span text:style-name="T2">'68, boulevard des octets'</text:span>, <text:span text:style-name="T2">'04044'</text:span>, <text:span text:style-name="T2">'Dumpville'</text:span>, <text:span text:style-name="T2">'Track'</text:span>, <text:span text:style-name="T3">0</text:span>);</text:p>
      <text:p text:style-name="P2"/>
      <text:p text:style-name="P1"><text:span text:style-name="T1">CREATE</text:span> <text:span text:style-name="T1">TABLE</text:span> <text:span text:style-name="T2">`produit`</text:span> (</text:p>
      <text:p text:style-name="P1"><text:span text:style-name="T2">`codart`</text:span> <text:span text:style-name="T1">CHAR</text:span>(<text:span text:style-name="T3">4</text:span>) <text:span text:style-name="T1">NOT</text:span> <text:span text:style-name="T1">NULL</text:span>,</text:p>
      <text:p text:style-name="P1"><text:span text:style-name="T2">`libart`</text:span> <text:span text:style-name="T1">VARCHAR</text:span>(<text:span text:style-name="T3">30</text:span>),</text:p>
      <text:p text:style-name="P1"><text:span text:style-name="T2">`stkale`</text:span> <text:span text:style-name="T1">INT</text:span>,</text:p>
      <text:p text:style-name="P1"><text:span text:style-name="T2">`stkphy`</text:span> <text:span text:style-name="T1">INT</text:span>,</text:p>
      <text:p text:style-name="P1"><text:span text:style-name="T2">`qteann`</text:span> <text:span text:style-name="T1">INT</text:span>,</text:p>
      <text:p text:style-name="P1"><text:span text:style-name="T2">`unimes`</text:span> <text:span text:style-name="T1">CHAR</text:span>(<text:span text:style-name="T3">5</text:span>),</text:p>
      <text:p text:style-name="P1"><text:span text:style-name="T1">PRIMARY</text:span> <text:span text:style-name="T1">KEY</text:span> (<text:span text:style-name="T2">`codart`</text:span>)</text:p>
      <text:p text:style-name="P1">);</text:p>
      <text:p text:style-name="P2"/>
      <text:p text:style-name="P1"><text:span text:style-name="T1">INSERT</text:span> <text:span text:style-name="T1">INTO</text:span> <text:span text:style-name="T2">`produit`</text:span> (<text:span text:style-name="T2">`codart`</text:span>, <text:span text:style-name="T2">`libart`</text:span>, <text:span text:style-name="T2">`stkale`</text:span>, <text:span text:style-name="T2">`stkphy`</text:span>, <text:span text:style-name="T2">`qteann`</text:span>, <text:span text:style-name="T2">`unimes`</text:span>) <text:span text:style-name="T1">VALUES</text:span></text:p>
      <text:p text:style-name="P2"/>
      <text:p text:style-name="P1">(<text:span text:style-name="T2">'I100'</text:span>, <text:span text:style-name="T2">'Papier 1 ex continu'</text:span>, <text:span text:style-name="T3">100</text:span>, <text:span text:style-name="T3">557</text:span>, <text:span text:style-name="T3">3500</text:span>, <text:span text:style-name="T2">'B1000'</text:span>),</text:p>
      <text:p text:style-name="P1">(<text:span text:style-name="T2">'I105'</text:span>, <text:span text:style-name="T2">'Papier 2 ex continu'</text:span>, <text:span text:style-name="T3">75</text:span>, <text:span text:style-name="T3">5</text:span>, <text:span text:style-name="T3">2300</text:span>, <text:span text:style-name="T2">'B1000'</text:span>),</text:p>
      <text:p text:style-name="P1">(<text:span text:style-name="T2">'I108'</text:span>, <text:span text:style-name="T2">'Papier 3 ex continu'</text:span>, <text:span text:style-name="T3">200</text:span>, <text:span text:style-name="T3">557</text:span>, <text:span text:style-name="T3">3500</text:span>, <text:span text:style-name="T2">'B500'</text:span>),</text:p>
      <text:p text:style-name="P1">(<text:span text:style-name="T2">'I110'</text:span>, <text:span text:style-name="T2">'Papier 4 ex continu'</text:span>, <text:span text:style-name="T3">10</text:span>, <text:span text:style-name="T3">12</text:span>, <text:span text:style-name="T3">63</text:span>, <text:span text:style-name="T2">'B400'</text:span>),</text:p>
      <text:p text:style-name="P1">(<text:span text:style-name="T2">'P220'</text:span>, <text:span text:style-name="T2">'Pré imprimé commande'</text:span>, <text:span text:style-name="T3">500</text:span>, <text:span text:style-name="T3">2500</text:span>, <text:span text:style-name="T3">24500</text:span>, <text:span text:style-name="T2">'B500'</text:span>),</text:p>
      <text:p text:style-name="P1">(<text:span text:style-name="T2">'P230'</text:span>, <text:span text:style-name="T2">'Pré imprimé facture'</text:span>, <text:span text:style-name="T3">500</text:span>, <text:span text:style-name="T3">250</text:span>, <text:span text:style-name="T3">12500</text:span>, <text:span text:style-name="T2">'B500'</text:span>),</text:p>
      <text:p text:style-name="P1">(<text:span text:style-name="T2">'P240'</text:span>, <text:span text:style-name="T2">'Pré imprimé bulletin paie'</text:span>, <text:span text:style-name="T3">500</text:span>, <text:span text:style-name="T3">3000</text:span>, <text:span text:style-name="T3">6250</text:span>, <text:span text:style-name="T2">'B500'</text:span>),</text:p>
      <text:p text:style-name="P1">(<text:span text:style-name="T2">'P250'</text:span>, <text:span text:style-name="T2">'Pré imprimé bon livraison'</text:span>, <text:span text:style-name="T3">500</text:span>, <text:span text:style-name="T3">2500</text:span>, <text:span text:style-name="T3">24500</text:span>, <text:span text:style-name="T2">'B500'</text:span>),</text:p>
      <text:p text:style-name="P1">(<text:span text:style-name="T2">'P270'</text:span>, <text:span text:style-name="T2">'Pré imprimé bon fabrication'</text:span>, <text:span text:style-name="T3">500</text:span>, <text:span text:style-name="T3">2500</text:span>, <text:span text:style-name="T3">24500</text:span>, <text:span text:style-name="T2">'B500'</text:span>),</text:p>
      <text:p text:style-name="P1">(<text:span text:style-name="T2">'R080'</text:span>, <text:span text:style-name="T2">'Ruban Epson 850'</text:span>, <text:span text:style-name="T3">10</text:span>, <text:span text:style-name="T3">2</text:span>, <text:span text:style-name="T3">120</text:span>, <text:span text:style-name="T2">'unité'</text:span>),</text:p>
      <text:p text:style-name="P1">(<text:span text:style-name="T2">'R132'</text:span>, <text:span text:style-name="T2">'Ruban imp1200 lignes'</text:span>, <text:span text:style-name="T3">25</text:span>, <text:span text:style-name="T3">200</text:span>, <text:span text:style-name="T3">182</text:span>, <text:span text:style-name="T2">'unité'</text:span>),</text:p>
      <text:p text:style-name="P1">(<text:span text:style-name="T2">'B002'</text:span>, <text:span text:style-name="T2">'Bande magnétique 6250'</text:span>, <text:span text:style-name="T3">20</text:span>, <text:span text:style-name="T3">12</text:span>, <text:span text:style-name="T3">410</text:span>, <text:span text:style-name="T2">'unité'</text:span>),</text:p>
      <text:p text:style-name="P1"><text:soft-page-break/>(<text:span text:style-name="T2">'B001'</text:span>, <text:span text:style-name="T2">'Bande magnétique 1200'</text:span>, <text:span text:style-name="T3">20</text:span>, <text:span text:style-name="T3">87</text:span>, <text:span text:style-name="T3">240</text:span>, <text:span text:style-name="T2">'unité'</text:span>),</text:p>
      <text:p text:style-name="P1">(<text:span text:style-name="T2">'D035'</text:span>, <text:span text:style-name="T2">'CD R slim 80 mm'</text:span>, <text:span text:style-name="T3">40</text:span>, <text:span text:style-name="T3">42</text:span>, <text:span text:style-name="T3">150</text:span>, <text:span text:style-name="T2">'B010'</text:span>),</text:p>
      <text:p text:style-name="P1">(<text:span text:style-name="T2">'D050'</text:span>, <text:span text:style-name="T2">'CD R-W 80mm'</text:span>, <text:span text:style-name="T3">50</text:span>, <text:span text:style-name="T3">4</text:span>, <text:span text:style-name="T3">0</text:span>, <text:span text:style-name="T2">'B010'</text:span>);</text:p>
      <text:p text:style-name="P2"/>
      <text:p text:style-name="P1"><text:span text:style-name="T1">CREATE</text:span> <text:span text:style-name="T1">TABLE</text:span> <text:span text:style-name="T2">`entcom`</text:span> (</text:p>
      <text:p text:style-name="P1"><text:span text:style-name="T2">`numcom`</text:span> <text:span text:style-name="T1">INT</text:span> <text:span text:style-name="T1">NOT</text:span> <text:span text:style-name="T1">NULL</text:span>,</text:p>
      <text:p text:style-name="P1"><text:span text:style-name="T2">`obscom`</text:span> <text:span text:style-name="T1">VARCHAR</text:span>(<text:span text:style-name="T3">50</text:span>) <text:span text:style-name="T1">NULL</text:span>,</text:p>
      <text:p text:style-name="P1"><text:span text:style-name="T2">`datcom`</text:span> <text:span text:style-name="T1">DATE</text:span>,</text:p>
      <text:p text:style-name="P1"><text:span text:style-name="T2">`numfou`</text:span> <text:span text:style-name="T1">INT</text:span>,</text:p>
      <text:p text:style-name="P1"><text:span text:style-name="T1">PRIMARY</text:span> <text:span text:style-name="T1">KEY</text:span> (<text:span text:style-name="T2">`numcom`</text:span>),</text:p>
      <text:p text:style-name="P1"><text:span text:style-name="T1">KEY</text:span> <text:span text:style-name="T2">`numfou`</text:span> (<text:span text:style-name="T2">`numfou`</text:span>),</text:p>
      <text:p text:style-name="P1"><text:span text:style-name="T1">FOREIGN KEY</text:span> (<text:span text:style-name="T2">`numfou`</text:span>) <text:span text:style-name="T1">REFERENCES</text:span> <text:span text:style-name="T2">`fournis`</text:span> (<text:span text:style-name="T2">`numfou`</text:span>)</text:p>
      <text:p text:style-name="P1">);</text:p>
      <text:p text:style-name="P2"/>
      <text:p text:style-name="P1"><text:span text:style-name="T1">INSERT</text:span> <text:span text:style-name="T1">INTO</text:span> <text:span text:style-name="T2">`entcom`</text:span> (<text:span text:style-name="T2">`numcom`</text:span>, <text:span text:style-name="T2">`obscom`</text:span>, <text:span text:style-name="T2">`datcom`</text:span>, <text:span text:style-name="T2">`numfou`</text:span>) <text:span text:style-name="T1">VALUES</text:span></text:p>
      <text:p text:style-name="P2"/>
      <text:p text:style-name="P1">(<text:span text:style-name="T3">70010</text:span>, <text:span text:style-name="T2">''</text:span>,<text:span text:style-name="T2">'2007-02-10'</text:span>, <text:span text:style-name="T3">00120</text:span>),</text:p>
      <text:p text:style-name="P1">(<text:span text:style-name="T3">70011</text:span>, <text:span text:style-name="T2">'Commande urgente'</text:span>, <text:span text:style-name="T2">'2007-03-01'</text:span>, <text:span text:style-name="T3">00540</text:span>),</text:p>
      <text:p text:style-name="P1">(<text:span text:style-name="T3">70020</text:span>, <text:span text:style-name="T2">''</text:span>, <text:span text:style-name="T2">'2007-04-25'</text:span>, <text:span text:style-name="T3">09180</text:span>),</text:p>
      <text:p text:style-name="P1">(<text:span text:style-name="T3">70025</text:span>, <text:span text:style-name="T2">'Commande urgente'</text:span>, <text:span text:style-name="T2">'2007-04-30'</text:span>, <text:span text:style-name="T3">09150</text:span>),</text:p>
      <text:p text:style-name="P1">(<text:span text:style-name="T3">70210</text:span>, <text:span text:style-name="T2">'Commande cadencée'</text:span>, <text:span text:style-name="T2">'2007-05-05'</text:span>, <text:span text:style-name="T3">00120</text:span>),</text:p>
      <text:p text:style-name="P1">(<text:span text:style-name="T3">70300</text:span>, <text:span text:style-name="T2">''</text:span>, <text:span text:style-name="T2">'2007-06-06'</text:span>, <text:span text:style-name="T3">09120</text:span>),</text:p>
      <text:p text:style-name="P1">(<text:span text:style-name="T3">70250</text:span>, <text:span text:style-name="T2">'Commande cadencée'</text:span>, <text:span text:style-name="T2">'2007-10-02'</text:span>, <text:span text:style-name="T3">08700</text:span>),</text:p>
      <text:p text:style-name="P1">(<text:span text:style-name="T3">70620</text:span>, <text:span text:style-name="T2">''</text:span>, <text:span text:style-name="T2">'2007-10-02'</text:span>, <text:span text:style-name="T3">00540</text:span>),</text:p>
      <text:p text:style-name="P1">(<text:span text:style-name="T3">70625</text:span>, <text:span text:style-name="T2">''</text:span>, <text:span text:style-name="T2">'2007-10-09'</text:span>, <text:span text:style-name="T3">00120</text:span>),</text:p>
      <text:p text:style-name="P1">(<text:span text:style-name="T3">70629</text:span>, <text:span text:style-name="T2">''</text:span>, <text:span text:style-name="T2">'2007-10-12'</text:span>, <text:span text:style-name="T3">09180</text:span>);</text:p>
      <text:p text:style-name="P2"/>
      <text:p text:style-name="P1"><text:span text:style-name="T1">CREATE</text:span> <text:span text:style-name="T1">TABLE</text:span> `<text:span text:style-name="T4">ligcom</text:span>` (</text:p>
      <text:p text:style-name="P1"><text:span text:style-name="T2">`numcom`</text:span> <text:span text:style-name="T1">INT</text:span> <text:span text:style-name="T1">not</text:span> <text:span text:style-name="T1">null</text:span>,</text:p>
      <text:p text:style-name="P1"><text:span text:style-name="T2">`codart`</text:span> <text:span text:style-name="T1">CHAR</text:span>(<text:span text:style-name="T3">4</text:span>) <text:span text:style-name="T1">NOT</text:span> <text:span text:style-name="T1">NULL</text:span>,</text:p>
      <text:p text:style-name="P1"><text:span text:style-name="T2">`numlig`</text:span> <text:span text:style-name="T1">INT</text:span>,</text:p>
      <text:p text:style-name="P1"><text:span text:style-name="T2">`qtecde`</text:span> <text:span text:style-name="T1">INT</text:span>,</text:p>
      <text:p text:style-name="P1"><text:span text:style-name="T2">`priuni`</text:span> <text:span text:style-name="T1">DECIMAL</text:span>(<text:span text:style-name="T3">5</text:span>,<text:span text:style-name="T3">0</text:span>),</text:p>
      <text:p text:style-name="P1"><text:span text:style-name="T2">`qteliv`</text:span> <text:span text:style-name="T1">INT</text:span>,</text:p>
      <text:p text:style-name="P1"><text:span text:style-name="T2">`derliv`</text:span> <text:span text:style-name="T1">DATE</text:span>,</text:p>
      <text:p text:style-name="P1"><text:span text:style-name="T1">PRIMARY</text:span> <text:span text:style-name="T1">KEY</text:span> (<text:span text:style-name="T2">`numcom`</text:span>,<text:span text:style-name="T2">`codart`</text:span>),</text:p>
      <text:p text:style-name="P1"><text:span text:style-name="T1">FOREIGN KEY</text:span> (<text:span text:style-name="T2">`numcom`</text:span>) <text:span text:style-name="T1">REFERENCES</text:span> <text:span text:style-name="T2">`entcom`</text:span> (<text:span text:style-name="T2">`numcom`</text:span>),</text:p>
      <text:p text:style-name="P1"><text:span text:style-name="T1">FOREIGN KEY</text:span> (<text:span text:style-name="T2">`codart`</text:span>) <text:span text:style-name="T1">REFERENCES</text:span> <text:span text:style-name="T2">`produit`</text:span> (<text:span text:style-name="T2">`codart`</text:span>)</text:p>
      <text:p text:style-name="P1">);</text:p>
      <text:p text:style-name="P2"/>
      <text:p text:style-name="P1"><text:span text:style-name="T1">INSERT</text:span> <text:span text:style-name="T1">INTO</text:span> <text:span text:style-name="T2">`ligcom`</text:span> (<text:span text:style-name="T2">`numcom`</text:span>, <text:span text:style-name="T2">`codart`</text:span>, <text:span text:style-name="T2">`numlig`</text:span>, <text:span text:style-name="T2">`qtecde`</text:span>, <text:span text:style-name="T2">`priuni`</text:span>, <text:span text:style-name="T2">`qteliv`</text:span>, <text:span text:style-name="T2">`derliv`</text:span>) <text:span text:style-name="T1">VALUES</text:span></text:p>
      <text:p text:style-name="P2"/>
      <text:p text:style-name="P1">(<text:span text:style-name="T3">70010</text:span>, <text:span text:style-name="T2">'I100'</text:span>, <text:span text:style-name="T3">01</text:span>, <text:span text:style-name="T3">3000</text:span>, <text:span text:style-name="T3">470</text:span>, <text:span text:style-name="T3">3000</text:span>, <text:span text:style-name="T2">'2007-03-15'</text:span>),</text:p>
      <text:p text:style-name="P1">(<text:span text:style-name="T3">70010</text:span>, <text:span text:style-name="T2">'I105'</text:span>, <text:span text:style-name="T3">02</text:span>, <text:span text:style-name="T3">2000</text:span>, <text:span text:style-name="T3">485</text:span>, <text:span text:style-name="T3">2000</text:span>, <text:span text:style-name="T2">'2007-07-05'</text:span>),</text:p>
      <text:p text:style-name="P1">(<text:span text:style-name="T3">70010</text:span>, <text:span text:style-name="T2">'I108'</text:span>, <text:span text:style-name="T3">03</text:span>, <text:span text:style-name="T3">1000</text:span>, <text:span text:style-name="T3">680</text:span>, <text:span text:style-name="T3">1000</text:span>, <text:span text:style-name="T2">'2007-08-20'</text:span>),</text:p>
      <text:p text:style-name="P1">(<text:span text:style-name="T3">70010</text:span>, <text:span text:style-name="T2">'D035'</text:span>, <text:span text:style-name="T3">04</text:span>, <text:span text:style-name="T3">200</text:span>, <text:span text:style-name="T3">40</text:span>, <text:span text:style-name="T3">250</text:span>, <text:span text:style-name="T2">'2007-02-20'</text:span>),</text:p>
      <text:p text:style-name="P1">(<text:span text:style-name="T3">70010</text:span>, <text:span text:style-name="T2">'P220'</text:span>, <text:span text:style-name="T3">05</text:span>, <text:span text:style-name="T3">6000</text:span>, <text:span text:style-name="T3">3500</text:span>, <text:span text:style-name="T3">6000</text:span>, <text:span text:style-name="T2">'2007-03-31'</text:span>),</text:p>
      <text:p text:style-name="P1">(<text:span text:style-name="T3">70010</text:span>, <text:span text:style-name="T2">'P240'</text:span>, <text:span text:style-name="T3">06</text:span>, <text:span text:style-name="T3">6000</text:span>, <text:span text:style-name="T3">2000</text:span>, <text:span text:style-name="T3">2000</text:span>, <text:span text:style-name="T2">'2007-03-31'</text:span>),</text:p>
      <text:p text:style-name="P1">(<text:span text:style-name="T3">70011</text:span>, <text:span text:style-name="T2">'I105'</text:span>, <text:span text:style-name="T3">01</text:span>, <text:span text:style-name="T3">1000</text:span>, <text:span text:style-name="T3">600</text:span>, <text:span text:style-name="T3">1000</text:span>, <text:span text:style-name="T2">'2007-05-16'</text:span>),</text:p>
      <text:p text:style-name="P1">(<text:span text:style-name="T3">70020</text:span>, <text:span text:style-name="T2">'B001'</text:span>, <text:span text:style-name="T3">01</text:span>, <text:span text:style-name="T3">200</text:span>, <text:span text:style-name="T3">140</text:span>, <text:span text:style-name="T3">0</text:span>, <text:span text:style-name="T2">'2007-12-31'</text:span>),</text:p>
      <text:p text:style-name="P1"><text:soft-page-break/>(<text:span text:style-name="T3">70020</text:span>, <text:span text:style-name="T2">'B002'</text:span>, <text:span text:style-name="T3">02</text:span>, <text:span text:style-name="T3">200</text:span>, <text:span text:style-name="T3">140</text:span>, <text:span text:style-name="T3">0</text:span>, <text:span text:style-name="T2">'2007-12-31'</text:span>),</text:p>
      <text:p text:style-name="P1">(<text:span text:style-name="T3">70025</text:span>, <text:span text:style-name="T2">'I100'</text:span>, <text:span text:style-name="T3">01</text:span>, <text:span text:style-name="T3">1000</text:span>, <text:span text:style-name="T3">590</text:span>, <text:span text:style-name="T3">1000</text:span>, <text:span text:style-name="T2">'2007-05-15'</text:span>),</text:p>
      <text:p text:style-name="P1">(<text:span text:style-name="T3">70025</text:span>, <text:span text:style-name="T2">'I105'</text:span>, <text:span text:style-name="T3">02</text:span>, <text:span text:style-name="T3">500</text:span>, <text:span text:style-name="T3">590</text:span>, <text:span text:style-name="T3">500</text:span>, <text:span text:style-name="T2">'2007-05-15'</text:span>),</text:p>
      <text:p text:style-name="P1">(<text:span text:style-name="T3">70210</text:span>, <text:span text:style-name="T2">'I100'</text:span>, <text:span text:style-name="T3">02</text:span>, <text:span text:style-name="T3">500</text:span>, <text:span text:style-name="T3">590</text:span>, <text:span text:style-name="T3">500</text:span>, <text:span text:style-name="T2">'2007-05-15'</text:span>),</text:p>
      <text:p text:style-name="P1">(<text:span text:style-name="T3">70010</text:span>, <text:span text:style-name="T2">'P220'</text:span>, <text:span text:style-name="T3">02</text:span>, <text:span text:style-name="T3">10000</text:span>, <text:span text:style-name="T3">3500</text:span>, <text:span text:style-name="T3">10000</text:span>, <text:span text:style-name="T2">'2007-08-31'</text:span>),</text:p>
      <text:p text:style-name="P1">(<text:span text:style-name="T3">70300</text:span>, <text:span text:style-name="T2">'I110'</text:span>, <text:span text:style-name="T3">01</text:span>, <text:span text:style-name="T3">50</text:span>, <text:span text:style-name="T3">790</text:span>, <text:span text:style-name="T3">50</text:span>, <text:span text:style-name="T2">'2007-10-31'</text:span>),</text:p>
      <text:p text:style-name="P1">(<text:span text:style-name="T3">70250</text:span>, <text:span text:style-name="T2">'P230'</text:span>, <text:span text:style-name="T3">01</text:span>, <text:span text:style-name="T3">15000</text:span>, <text:span text:style-name="T3">4900</text:span>, <text:span text:style-name="T3">12000</text:span>, <text:span text:style-name="T2">'2007-12-15'</text:span>),</text:p>
      <text:p text:style-name="P1">(<text:span text:style-name="T3">70250</text:span>, <text:span text:style-name="T2">'P220'</text:span>, <text:span text:style-name="T3">02</text:span>, <text:span text:style-name="T3">10000</text:span>, <text:span text:style-name="T3">3350</text:span>, <text:span text:style-name="T3">10000</text:span>, <text:span text:style-name="T2">'2007-11-10'</text:span>),</text:p>
      <text:p text:style-name="P1">(<text:span text:style-name="T3">70620</text:span>, <text:span text:style-name="T2">'I105'</text:span>, <text:span text:style-name="T3">01</text:span>, <text:span text:style-name="T3">200</text:span>, <text:span text:style-name="T3">600</text:span>, <text:span text:style-name="T3">200</text:span>, <text:span text:style-name="T2">'2007-11-01'</text:span>),</text:p>
      <text:p text:style-name="P1">(<text:span text:style-name="T3">70625</text:span>, <text:span text:style-name="T2">'I100'</text:span>, <text:span text:style-name="T3">01</text:span>, <text:span text:style-name="T3">1000</text:span>, <text:span text:style-name="T3">470</text:span>, <text:span text:style-name="T3">1000</text:span>, <text:span text:style-name="T2">'2007-10-15'</text:span>),</text:p>
      <text:p text:style-name="P1">(<text:span text:style-name="T3">70625</text:span>, <text:span text:style-name="T2">'P220'</text:span>, <text:span text:style-name="T3">02</text:span>, <text:span text:style-name="T3">10000</text:span>, <text:span text:style-name="T3">3500</text:span>, <text:span text:style-name="T3">10000</text:span>, <text:span text:style-name="T2">'2007-10-31'</text:span>),</text:p>
      <text:p text:style-name="P1">(<text:span text:style-name="T3">70629</text:span>, <text:span text:style-name="T2">'B001'</text:span>, <text:span text:style-name="T3">01</text:span>, <text:span text:style-name="T3">200</text:span>, <text:span text:style-name="T3">140</text:span>, <text:span text:style-name="T3">0</text:span>, <text:span text:style-name="T2">'2007-12-31'</text:span>),</text:p>
      <text:p text:style-name="P1">(<text:span text:style-name="T3">70629</text:span>, <text:span text:style-name="T2">'B002'</text:span>, <text:span text:style-name="T3">02</text:span>, <text:span text:style-name="T3">200</text:span>, <text:span text:style-name="T3">140</text:span>, <text:span text:style-name="T3">0</text:span>, <text:span text:style-name="T2">'2007-12-31'</text:span>);</text:p>
      <text:p text:style-name="P3"/>
      <text:p text:style-name="P1"><text:span text:style-name="T1">CREATE</text:span> <text:span text:style-name="T1">TABLE</text:span> <text:span text:style-name="T2">`vente`</text:span> (</text:p>
      <text:p text:style-name="P1"><text:span text:style-name="T2">`codart`</text:span> <text:span text:style-name="T1">CHAR</text:span>(<text:span text:style-name="T3">4</text:span>) <text:span text:style-name="T1">NOT</text:span> <text:span text:style-name="T1">NULL</text:span>,</text:p>
      <text:p text:style-name="P1"><text:span text:style-name="T2">`numfou`</text:span> <text:span text:style-name="T1">INT</text:span> <text:span text:style-name="T1">NOT</text:span> <text:span text:style-name="T1">NULL</text:span>,</text:p>
      <text:p text:style-name="P1"><text:span text:style-name="T2">`delliv`</text:span> <text:span text:style-name="T1">INT</text:span>,</text:p>
      <text:p text:style-name="P1"><text:span text:style-name="T2">`qte1`</text:span> <text:span text:style-name="T1">INT</text:span>,</text:p>
      <text:p text:style-name="P1"><text:span text:style-name="T2">`prix1`</text:span> <text:span text:style-name="T1">DECIMAL</text:span>(<text:span text:style-name="T3">5</text:span>,<text:span text:style-name="T3">0</text:span>),</text:p>
      <text:p text:style-name="P1"><text:span text:style-name="T2">`qte2`</text:span> <text:span text:style-name="T1">INT</text:span>,</text:p>
      <text:p text:style-name="P1"><text:span text:style-name="T2">`prix2`</text:span> <text:span text:style-name="T1">DECIMAL</text:span>(<text:span text:style-name="T3">5</text:span>,<text:span text:style-name="T3">0</text:span>),</text:p>
      <text:p text:style-name="P1"><text:span text:style-name="T2">`qte3`</text:span> <text:span text:style-name="T1">INT</text:span>,</text:p>
      <text:p text:style-name="P1"><text:span text:style-name="T2">`prix3`</text:span> <text:span text:style-name="T1">DECIMAL</text:span>(<text:span text:style-name="T3">5</text:span>,<text:span text:style-name="T3">0</text:span>),</text:p>
      <text:p text:style-name="P1"><text:span text:style-name="T1">PRIMARY</text:span> <text:span text:style-name="T1">KEY</text:span> (<text:span text:style-name="T2">`codart`</text:span>,<text:span text:style-name="T2">`numfou`</text:span>),</text:p>
      <text:p text:style-name="P1"><text:span text:style-name="T1">KEY</text:span> <text:span text:style-name="T2">`numfou`</text:span> (<text:span text:style-name="T2">`numfou`</text:span>),</text:p>
      <text:p text:style-name="P1"><text:span text:style-name="T1">FOREIGN KEY</text:span> (<text:span text:style-name="T2">`numfou`</text:span>) <text:span text:style-name="T1">REFERENCES</text:span> <text:span text:style-name="T2">`fournis`</text:span> (<text:span text:style-name="T2">`numfou`</text:span>),</text:p>
      <text:p text:style-name="P1"><text:span text:style-name="T1">FOREIGN KEY</text:span> (<text:span text:style-name="T2">`codart`</text:span>) <text:span text:style-name="T1">REFERENCES</text:span> <text:span text:style-name="T2">`produit`</text:span> (<text:span text:style-name="T2">`codart`</text:span>)</text:p>
      <text:p text:style-name="P1">);</text:p>
      <text:p text:style-name="P2"/>
      <text:p text:style-name="P1"><text:span text:style-name="T1">INSERT</text:span> <text:span text:style-name="T1">INTO</text:span> <text:span text:style-name="T2">`vente`</text:span> (<text:span text:style-name="T2">`codart`</text:span>, <text:span text:style-name="T2">`numfou`</text:span>, <text:span text:style-name="T2">`delliv`</text:span>, <text:span text:style-name="T2">`qte1`</text:span>, <text:span text:style-name="T2">`prix1`</text:span>, <text:span text:style-name="T2">`qte2`</text:span>, <text:span text:style-name="T2">`prix2`</text:span>, <text:span text:style-name="T2">`qte3`</text:span>, <text:span text:style-name="T2">`prix3`</text:span>) <text:span text:style-name="T1">VALUES</text:span></text:p>
      <text:p text:style-name="P2"/>
      <text:p text:style-name="P1">(<text:span text:style-name="T2">'I100'</text:span>, <text:span text:style-name="T3">00120</text:span>, <text:span text:style-name="T3">90</text:span>, <text:span text:style-name="T3">0</text:span>, <text:span text:style-name="T3">700</text:span>, <text:span text:style-name="T3">50</text:span>, <text:span text:style-name="T3">600</text:span>, <text:span text:style-name="T3">120</text:span>, <text:span text:style-name="T3">500</text:span>),</text:p>
      <text:p text:style-name="P1">(<text:span text:style-name="T2">'I100'</text:span>, <text:span text:style-name="T3">00540</text:span>, <text:span text:style-name="T3">70</text:span>, <text:span text:style-name="T3">0</text:span>, <text:span text:style-name="T3">710</text:span>, <text:span text:style-name="T3">60</text:span>, <text:span text:style-name="T3">630</text:span>, <text:span text:style-name="T3">100</text:span>, <text:span text:style-name="T3">600</text:span>),</text:p>
      <text:p text:style-name="P1">(<text:span text:style-name="T2">'I100'</text:span>, <text:span text:style-name="T3">09120</text:span>, <text:span text:style-name="T3">60</text:span>, <text:span text:style-name="T3">0</text:span>, <text:span text:style-name="T3">800</text:span>, <text:span text:style-name="T3">70</text:span>, <text:span text:style-name="T3">600</text:span>, <text:span text:style-name="T3">90</text:span>, <text:span text:style-name="T3">500</text:span>),</text:p>
      <text:p text:style-name="P1">(<text:span text:style-name="T2">'I100'</text:span>, <text:span text:style-name="T3">09150</text:span>, <text:span text:style-name="T3">90</text:span>, <text:span text:style-name="T3">0</text:span>, <text:span text:style-name="T3">650</text:span>, <text:span text:style-name="T3">90</text:span>, <text:span text:style-name="T3">600</text:span>, <text:span text:style-name="T3">200</text:span>, <text:span text:style-name="T3">590</text:span>),</text:p>
      <text:p text:style-name="P1">(<text:span text:style-name="T2">'I100'</text:span>, <text:span text:style-name="T3">09180</text:span>, <text:span text:style-name="T3">30</text:span>, <text:span text:style-name="T3">0</text:span>, <text:span text:style-name="T3">720</text:span>, <text:span text:style-name="T3">50</text:span>, <text:span text:style-name="T3">670</text:span>, <text:span text:style-name="T3">100</text:span>, <text:span text:style-name="T3">490</text:span>),</text:p>
      <text:p text:style-name="P1">(<text:span text:style-name="T2">'I105'</text:span>, <text:span text:style-name="T3">00540</text:span>, <text:span text:style-name="T3">70</text:span>, <text:span text:style-name="T3">0</text:span>, <text:span text:style-name="T3">810</text:span>, <text:span text:style-name="T3">60</text:span>, <text:span text:style-name="T3">645</text:span>, <text:span text:style-name="T3">100</text:span>, <text:span text:style-name="T3">600</text:span>),</text:p>
      <text:p text:style-name="P1">(<text:span text:style-name="T2">'I105'</text:span>, <text:span text:style-name="T3">09120</text:span>, <text:span text:style-name="T3">60</text:span>, <text:span text:style-name="T3">0</text:span>, <text:span text:style-name="T3">920</text:span>, <text:span text:style-name="T3">70</text:span>, <text:span text:style-name="T3">800</text:span>, <text:span text:style-name="T3">90</text:span>, <text:span text:style-name="T3">700</text:span>),</text:p>
      <text:p text:style-name="P1">(<text:span text:style-name="T2">'I105'</text:span>, <text:span text:style-name="T3">09150</text:span>, <text:span text:style-name="T3">90</text:span>, <text:span text:style-name="T3">0</text:span>, <text:span text:style-name="T3">685</text:span>, <text:span text:style-name="T3">90</text:span>, <text:span text:style-name="T3">600</text:span>, <text:span text:style-name="T3">200</text:span>, <text:span text:style-name="T3">590</text:span>),</text:p>
      <text:p text:style-name="P1">(<text:span text:style-name="T2">'I105'</text:span>, <text:span text:style-name="T3">08700</text:span>, <text:span text:style-name="T3">30</text:span>, <text:span text:style-name="T3">0</text:span>, <text:span text:style-name="T3">720</text:span>, <text:span text:style-name="T3">50</text:span>, <text:span text:style-name="T3">670</text:span>, <text:span text:style-name="T3">100</text:span>, <text:span text:style-name="T3">510</text:span>),</text:p>
      <text:p text:style-name="P1">(<text:span text:style-name="T2">'I108'</text:span>, <text:span text:style-name="T3">00120</text:span>, <text:span text:style-name="T3">90</text:span>, <text:span text:style-name="T3">5</text:span>, <text:span text:style-name="T3">795</text:span>, <text:span text:style-name="T3">30</text:span>, <text:span text:style-name="T3">720</text:span>, <text:span text:style-name="T3">100</text:span>, <text:span text:style-name="T3">680</text:span>),</text:p>
      <text:p text:style-name="P1">(<text:span text:style-name="T2">'I108'</text:span>, <text:span text:style-name="T3">09120</text:span>, <text:span text:style-name="T3">60</text:span>, <text:span text:style-name="T3">0</text:span>, <text:span text:style-name="T3">920</text:span>, <text:span text:style-name="T3">70</text:span>, <text:span text:style-name="T3">820</text:span>, <text:span text:style-name="T3">100</text:span>, <text:span text:style-name="T3">780</text:span>),</text:p>
      <text:p text:style-name="P1">(<text:span text:style-name="T2">'I110'</text:span>, <text:span text:style-name="T3">09180</text:span>, <text:span text:style-name="T3">90</text:span>, <text:span text:style-name="T3">0</text:span>, <text:span text:style-name="T3">900</text:span>, <text:span text:style-name="T3">70</text:span>, <text:span text:style-name="T3">870</text:span>, <text:span text:style-name="T3">90</text:span>, <text:span text:style-name="T3">835</text:span>),</text:p>
      <text:p text:style-name="P1">(<text:span text:style-name="T2">'I110'</text:span>, <text:span text:style-name="T3">09120</text:span>, <text:span text:style-name="T3">60</text:span>, <text:span text:style-name="T3">0</text:span>, <text:span text:style-name="T3">950</text:span>, <text:span text:style-name="T3">70</text:span>, <text:span text:style-name="T3">850</text:span>, <text:span text:style-name="T3">90</text:span>, <text:span text:style-name="T3">790</text:span>),</text:p>
      <text:p text:style-name="P1">(<text:span text:style-name="T2">'D035'</text:span>, <text:span text:style-name="T3">09120</text:span>, <text:span text:style-name="T3">5</text:span>, <text:span text:style-name="T3">0</text:span>, <text:span text:style-name="T3">40</text:span>, <text:span text:style-name="T3">100</text:span>, <text:span text:style-name="T3">30</text:span>, <text:span text:style-name="T3">0</text:span>, <text:span text:style-name="T3">0</text:span>),</text:p>
      <text:p text:style-name="P1">(<text:span text:style-name="T2">'I105'</text:span>, <text:span text:style-name="T3">09120</text:span>, <text:span text:style-name="T3">8</text:span>, <text:span text:style-name="T3">0</text:span>, <text:span text:style-name="T3">37</text:span>, <text:span text:style-name="T3">0</text:span>, <text:span text:style-name="T3">0</text:span>, <text:span text:style-name="T3">0</text:span>, <text:span text:style-name="T3">0</text:span>),</text:p>
      <text:p text:style-name="P1">(<text:span text:style-name="T2">'D035'</text:span>, <text:span text:style-name="T3">00120</text:span>, <text:span text:style-name="T3">0</text:span>, <text:span text:style-name="T3">0</text:span>, <text:span text:style-name="T3">40</text:span>, <text:span text:style-name="T3">0</text:span>, <text:span text:style-name="T3">0</text:span>, <text:span text:style-name="T3">0</text:span>, <text:span text:style-name="T3">0</text:span>),</text:p>
      <text:p text:style-name="P1">(<text:span text:style-name="T2">'P220'</text:span>, <text:span text:style-name="T3">00120</text:span>, <text:span text:style-name="T3">15</text:span>, <text:span text:style-name="T3">0</text:span>, <text:span text:style-name="T3">3700</text:span>, <text:span text:style-name="T3">100</text:span>, <text:span text:style-name="T3">3500</text:span>, <text:span text:style-name="T3">0</text:span>, <text:span text:style-name="T3">0</text:span>),</text:p>
      <text:p text:style-name="P1"><text:soft-page-break/>(<text:span text:style-name="T2">'P230'</text:span>, <text:span text:style-name="T3">00120</text:span>, <text:span text:style-name="T3">30</text:span>, <text:span text:style-name="T3">0</text:span>, <text:span text:style-name="T3">5200</text:span>, <text:span text:style-name="T3">100</text:span>, <text:span text:style-name="T3">5000</text:span>, <text:span text:style-name="T3">0</text:span>, <text:span text:style-name="T3">0</text:span>),</text:p>
      <text:p text:style-name="P1">(<text:span text:style-name="T2">'P240'</text:span>, <text:span text:style-name="T3">00120</text:span>, <text:span text:style-name="T3">15</text:span>, <text:span text:style-name="T3">0</text:span>, <text:span text:style-name="T3">2200</text:span>, <text:span text:style-name="T3">100</text:span>, <text:span text:style-name="T3">2000</text:span>, <text:span text:style-name="T3">0</text:span>, <text:span text:style-name="T3">0</text:span>),</text:p>
      <text:p text:style-name="P1">(<text:span text:style-name="T2">'P250'</text:span>, <text:span text:style-name="T3">00120</text:span>, <text:span text:style-name="T3">30</text:span>, <text:span text:style-name="T3">0</text:span>, <text:span text:style-name="T3">1500</text:span>, <text:span text:style-name="T3">100</text:span>, <text:span text:style-name="T3">1400</text:span>, <text:span text:style-name="T3">500</text:span>, <text:span text:style-name="T3">1200</text:span>),</text:p>
      <text:p text:style-name="P1">(<text:span text:style-name="T2">'P250'</text:span>, <text:span text:style-name="T3">09120</text:span>, <text:span text:style-name="T3">30</text:span>, <text:span text:style-name="T3">0</text:span>, <text:span text:style-name="T3">1500</text:span>, <text:span text:style-name="T3">100</text:span>, <text:span text:style-name="T3">1400</text:span>, <text:span text:style-name="T3">500</text:span>, <text:span text:style-name="T3">1200</text:span>),</text:p>
      <text:p text:style-name="P1">(<text:span text:style-name="T2">'P220'</text:span>, <text:span text:style-name="T3">08700</text:span>, <text:span text:style-name="T3">20</text:span>, <text:span text:style-name="T3">50</text:span>, <text:span text:style-name="T3">3500</text:span>, <text:span text:style-name="T3">100</text:span>, <text:span text:style-name="T3">3350</text:span>, <text:span text:style-name="T3">0</text:span>, <text:span text:style-name="T3">0</text:span>),</text:p>
      <text:p text:style-name="P1">(<text:span text:style-name="T2">'P230'</text:span>, <text:span text:style-name="T3">08700</text:span>, <text:span text:style-name="T3">60</text:span>, <text:span text:style-name="T3">0</text:span>, <text:span text:style-name="T3">5000</text:span>, <text:span text:style-name="T3">50</text:span>, <text:span text:style-name="T3">4900</text:span>, <text:span text:style-name="T3">0</text:span>, <text:span text:style-name="T3">0</text:span>),</text:p>
      <text:p text:style-name="P1">(<text:span text:style-name="T2">'R080'</text:span>, <text:span text:style-name="T3">09120</text:span>, <text:span text:style-name="T3">10</text:span>, <text:span text:style-name="T3">0</text:span>, <text:span text:style-name="T3">120</text:span>, <text:span text:style-name="T3">100</text:span>, <text:span text:style-name="T3">100</text:span>, <text:span text:style-name="T3">0</text:span>, <text:span text:style-name="T3">0</text:span>),</text:p>
      <text:p text:style-name="P1">(<text:span text:style-name="T2">'R132'</text:span>, <text:span text:style-name="T3">09120</text:span>, <text:span text:style-name="T3">5</text:span>, <text:span text:style-name="T3">0</text:span>, <text:span text:style-name="T3">275</text:span>, <text:span text:style-name="T3">0</text:span>, <text:span text:style-name="T3">0</text:span>, <text:span text:style-name="T3">0</text:span>, <text:span text:style-name="T3">0</text:span>),</text:p>
      <text:p text:style-name="P1">(<text:span text:style-name="T2">'B001'</text:span>, <text:span text:style-name="T3">08700</text:span>, <text:span text:style-name="T3">15</text:span>, <text:span text:style-name="T3">0</text:span>, <text:span text:style-name="T3">150</text:span>, <text:span text:style-name="T3">50</text:span>, <text:span text:style-name="T3">145</text:span>, <text:span text:style-name="T3">100</text:span>, <text:span text:style-name="T3">140</text:span>),</text:p>
      <text:p text:style-name="P1">(<text:span text:style-name="T2">'B002'</text:span>, <text:span text:style-name="T3">08700</text:span>, <text:span text:style-name="T3">15</text:span>, <text:span text:style-name="T3">0</text:span>, <text:span text:style-name="T3">210</text:span>, <text:span text:style-name="T3">50</text:span>, <text:span text:style-name="T3">200</text:span>, <text:span text:style-name="T3">100</text:span>, <text:span text:style-name="T3">185</text:span>);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6T11:11:16.640649933</meta:creation-date>
    <dc:date>2021-11-26T11:12:15.441317538</dc:date>
    <meta:editing-duration>PT59S</meta:editing-duration>
    <meta:editing-cycles>1</meta:editing-cycles>
    <meta:document-statistic meta:table-count="0" meta:image-count="0" meta:object-count="0" meta:page-count="4" meta:paragraph-count="142" meta:word-count="842" meta:character-count="5716" meta:non-whitespace-character-count="5016"/>
    <meta:generator>LibreOffice/6.4.7.2$Linux_X86_64 LibreOffice_project/40$Build-2</meta:generator>
  </office:meta>
</office:document-meta>
</file>